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d7c8" officeooo:paragraph-rsid="0002d7c8"/>
    </style:style>
    <style:style style:name="P2" style:family="paragraph" style:parent-style-name="Standard">
      <style:text-properties fo:font-size="13pt" style:text-underline-style="solid" style:text-underline-width="auto" style:text-underline-color="font-color" fo:font-weight="normal" officeooo:rsid="0002d7c8" officeooo:paragraph-rsid="0002d7c8" style:font-size-asian="13pt" style:font-weight-asian="normal" style:font-size-complex="13pt" style:font-weight-complex="normal"/>
    </style:style>
    <style:style style:name="P3" style:family="paragraph" style:parent-style-name="Standard">
      <style:text-properties fo:font-size="13pt" fo:font-style="normal" style:text-underline-style="none" fo:font-weight="normal" officeooo:rsid="0002d7c8" officeooo:paragraph-rsid="0002d7c8" style:font-size-asian="13pt" style:font-style-asian="normal" style:font-weight-asian="normal" style:font-size-complex="13pt" style:font-style-complex="normal" style:font-weight-complex="normal"/>
    </style:style>
    <style:style style:name="P4" style:family="paragraph" style:parent-style-name="Standard">
      <style:text-properties fo:font-size="13pt" fo:font-style="normal" style:text-underline-style="none" fo:font-weight="normal" officeooo:rsid="0002d7c8" officeooo:paragraph-rsid="000475b8" style:font-size-asian="13pt" style:font-style-asian="normal" style:font-weight-asian="normal" style:font-size-complex="13pt" style:font-style-complex="normal" style:font-weight-complex="normal"/>
    </style:style>
    <style:style style:name="P5" style:family="paragraph" style:parent-style-name="Standard">
      <style:text-properties fo:font-size="13pt" fo:font-style="normal" style:text-underline-style="none" fo:font-weight="normal" officeooo:rsid="0002d7c8" officeooo:paragraph-rsid="000a0b76" style:font-size-asian="13pt" style:font-style-asian="normal" style:font-weight-asian="normal" style:font-size-complex="13pt" style:font-style-complex="normal" style:font-weight-complex="normal"/>
    </style:style>
    <style:style style:name="P6" style:family="paragraph" style:parent-style-name="Standard">
      <style:text-properties fo:font-size="13pt" fo:font-style="normal" style:text-underline-style="none" fo:font-weight="normal" officeooo:rsid="000b42b4" officeooo:paragraph-rsid="000b42b4" style:font-size-asian="13pt" style:font-style-asian="normal" style:font-weight-asian="normal" style:font-size-complex="13pt" style:font-style-complex="normal" style:font-weight-complex="normal"/>
    </style:style>
    <style:style style:name="P7" style:family="paragraph" style:parent-style-name="Standard">
      <style:text-properties fo:font-size="15pt" style:text-underline-style="solid" style:text-underline-width="auto" style:text-underline-color="font-color" fo:font-weight="bold" officeooo:rsid="0002d7c8" officeooo:paragraph-rsid="0002d7c8" style:font-size-asian="15pt" style:font-weight-asian="bold" style:font-size-complex="15pt" style:font-weight-complex="bold"/>
    </style:style>
    <style:style style:name="P8" style:family="paragraph" style:parent-style-name="Standard">
      <style:text-properties style:text-underline-style="solid" style:text-underline-width="auto" style:text-underline-color="font-color" fo:font-weight="bold" officeooo:rsid="0002d7c8" officeooo:paragraph-rsid="0002d7c8" style:font-weight-asian="bold" style:font-weight-complex="bold"/>
    </style:style>
    <style:style style:name="P9" style:family="paragraph" style:parent-style-name="Standard">
      <style:text-properties fo:font-size="13pt" fo:font-style="normal" style:text-underline-style="solid" style:text-underline-width="auto" style:text-underline-color="font-color" fo:font-weight="normal" officeooo:rsid="000475b8" officeooo:paragraph-rsid="000475b8" style:font-size-asian="13pt" style:font-style-asian="normal" style:font-weight-asian="normal" style:font-size-complex="13pt" style:font-style-complex="normal" style:font-weight-complex="normal"/>
    </style:style>
    <style:style style:name="P10" style:family="paragraph" style:parent-style-name="Standard">
      <style:text-properties fo:font-size="13pt" fo:font-style="normal" style:text-underline-style="none" fo:font-weight="normal" officeooo:rsid="000475b8" officeooo:paragraph-rsid="000a0b76" style:font-size-asian="13pt" style:font-style-asian="normal" style:font-weight-asian="normal" style:font-size-complex="13pt" style:font-style-complex="normal" style:font-weight-complex="normal"/>
    </style:style>
    <style:style style:name="P11" style:family="paragraph" style:parent-style-name="Standard">
      <style:text-properties fo:font-size="13pt" fo:font-style="normal" style:text-underline-style="none" fo:font-weight="normal" officeooo:rsid="0002d7c8" officeooo:paragraph-rsid="0015b3c5" style:font-size-asian="13pt" style:font-style-asian="normal" style:font-weight-asian="normal" style:font-size-complex="13pt" style:font-style-complex="normal" style:font-weight-complex="normal"/>
    </style:style>
    <style:style style:name="T1" style:family="text">
      <style:text-properties style:text-underline-style="solid" style:text-underline-width="auto" style:text-underline-color="font-color" officeooo:rsid="000a0b76"/>
    </style:style>
    <style:style style:name="T2" style:family="text">
      <style:text-properties fo:font-weight="bold" style:font-weight-asian="bold" style:font-weight-complex="bold"/>
    </style:style>
    <style:style style:name="T3" style:family="text">
      <style:text-properties officeooo:rsid="000475b8"/>
    </style:style>
    <style:style style:name="T4" style:family="text">
      <style:text-properties officeooo:rsid="000c8769"/>
    </style:style>
    <style:style style:name="T5" style:family="text">
      <style:text-properties officeooo:rsid="000cacab"/>
    </style:style>
    <style:style style:name="T6" style:family="text">
      <style:text-properties style:text-underline-style="none" fo:font-weight="normal" officeooo:rsid="0011dc8e" style:font-weight-asian="normal" style:font-weight-complex="normal"/>
    </style:style>
    <style:style style:name="T7" style:family="text">
      <style:text-properties style:text-underline-style="none" fo:font-weight="normal" officeooo:rsid="00138a62" style:font-weight-asian="normal" style:font-weight-complex="normal"/>
    </style:style>
    <style:style style:name="T8" style:family="text">
      <style:text-properties officeooo:rsid="0013fc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mputer systems 2A <text:span text:style-name="T5">Assignment 2 :Cellular Automaton</text:span></text:p>
      <text:p text:style-name="P1"/>
      <text:p text:style-name="P1"><text:span text:style-name="T2">Group No:</text:span>7</text:p>
      <text:p text:style-name="P1"><text:span text:style-name="T2">Name</text:span>: Liam Stewart,Steven Marshall,Brenyn Goodwin</text:p>
      <text:p text:style-name="P1"><text:span text:style-name="T2">Matriculation no</text:span>:160009896,<text:span text:style-name="T6">1700089</text:span><text:span text:style-name="T7">35</text:span><text:span text:style-name="T6">,170008681</text:span></text:p>
      <text:p text:style-name="P8"/>
      <text:p text:style-name="P2">Getting started</text:p>
      <text:p text:style-name="P2"/>
      <text:p text:style-name="P3">As a group we decided that we would set up a github for the project as we believed it would be much easier than using a social messenging service to send pieces of finished code over to each other with as it would not accept certain file types and such.</text:p>
      <text:p text:style-name="P11">Like any old group project, we all decided amongst ourselves <text:span text:style-name="T8">which compiler we would use when creating the project, we decided on using C (sublime text).</text:span></text:p>
      <text:p text:style-name="P11"><text:span text:style-name="T8"><text:s/>We</text:span> dedicate<text:span text:style-name="T8">d</text:span> certain functions and properties of the program to each member of the group; one of us decided to go on and create a set of rules for the program to run with, one of us decided to go and create a working function which would allow the user to create a first generation and second generation of binary numbers which would repeat for however long the user would like and the other member would create a menu for the program to run with and comment up the program and make it presentable and also make sure if there were any errors within the code. <text:line-break/><text:span text:style-name="T3">Thus using our github we were able to send code much easier to each other throughout the life of the project. We also took advantage of our lab slots we were given to work on the project together as a group and also communicated over social media to head to the library for more meet ups throughout the life of the project.</text:span></text:p>
      <text:p text:style-name="P4"/>
      <text:p text:style-name="P9">Problems we faced throughout the project</text:p>
      <text:p text:style-name="P9"/>
      <text:p text:style-name="P10">During the life of project we did face quite a few issues with the program as we felt as if it was the hardest project we had faced this semester; so there were a few issues here and there. One of the main issues we came across was the process of creating an appropriate set of rules which would print out the allocated rule throughout the generations of numbers, to overcome this issue we met up at the library and went through the code together to figure out which was throwing us errors and we managed to figure out a certain formula which would help us create a use a ruleset for the program. Another key issue we had for the project was getting the initial cellular automaton printing out to the terminal, to overcome this issue we decided to use the web to browse some sources which gave us additional information on how the rule 30 worked and what it should output and through this we managed to come up with a few functions which would give us the desired output. To add tot this we also figured out a way that would print our automaton to a txt file named “output.txt” which helped us reach a few of the extensions we were given for the project. We had a go at attempting the game of life but we believed it was too much of a workload on top of what we were already tampering with so we did not reach that far for the further extensions.</text:p>
      <text:p text:style-name="P5"/>
      <text:p text:style-name="P5"><text:span text:style-name="T1">Conclusion</text:span><text:line-break/> </text:p>
      <text:p text:style-name="P6">In conclusion we did manage to create a working menu-based Cellular Automaton program which would also calculate binary to decimal and also vice versa. We think we could have <text:soft-page-break/>improved on making the automaton more attractive by adding in graphics rather than numerical values but we did not have the time to add it in.We all got on well as a group an<text:span text:style-name="T8">d communicated well to get the final project saved and submitted.</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9:00:05.223942009</meta:creation-date>
    <dc:date>2018-11-02T11:36:12.079782336</dc:date>
    <meta:editing-duration>PT45M46S</meta:editing-duration>
    <meta:editing-cycles>12</meta:editing-cycles>
    <meta:generator>LibreOffice/6.0.6.2$Linux_X86_64 LibreOffice_project/00m0$Build-2</meta:generator>
    <meta:document-statistic meta:table-count="0" meta:image-count="0" meta:object-count="0" meta:page-count="2" meta:paragraph-count="12" meta:word-count="600" meta:character-count="3274" meta:non-whitespace-character-count="2682"/>
  </office:meta>
</office:document-meta>
</file>